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2">
      <style:paragraph-properties fo:text-align="center" style:justify-single-word="false"/>
      <style:text-properties fo:language="en" fo:country="GB" fo:font-weight="bold" style:font-weight-asian="bold"/>
    </style:style>
    <style:style style:name="P2" style:family="paragraph" style:parent-style-name="Title" style:master-page-name="Standard">
      <style:paragraph-properties fo:text-align="center" style:justify-single-word="false" style:page-number="1"/>
      <style:text-properties fo:language="en" fo:country="GB"/>
    </style:style>
    <style:style style:name="P3" style:family="paragraph" style:parent-style-name="Subtitle">
      <style:paragraph-properties fo:text-align="center" style:justify-single-word="false"/>
      <style:text-properties fo:language="en" fo:country="GB"/>
    </style:style>
    <style:style style:name="P4" style:family="paragraph" style:parent-style-name="Standard">
      <style:text-properties fo:color="#0000ff" loext:opacity="100%" fo:language="en" fo:country="GB"/>
    </style:style>
    <style:style style:name="P5" style:family="paragraph" style:parent-style-name="Standard">
      <style:text-properties fo:color="#0000ff" loext:opacity="100%" fo:language="en" fo:country="GB" officeooo:rsid="000c944c" officeooo:paragraph-rsid="000c944c"/>
    </style:style>
    <style:style style:name="P6" style:family="paragraph" style:parent-style-name="Standard">
      <style:paragraph-properties fo:text-align="center" style:justify-single-word="false"/>
      <style:text-properties fo:font-size="15pt" fo:language="en" fo:country="GB" style:font-size-asian="15pt" style:font-size-complex="15pt"/>
    </style:style>
    <style:style style:name="P7" style:family="paragraph" style:parent-style-name="Standard">
      <style:text-properties fo:language="en" fo:country="GB"/>
    </style:style>
    <style:style style:name="P8" style:family="paragraph" style:parent-style-name="Standard">
      <style:paragraph-properties fo:text-align="center" style:justify-single-word="false"/>
      <style:text-properties fo:language="en" fo:country="GB"/>
    </style:style>
    <style:style style:name="P9" style:family="paragraph" style:parent-style-name="Standard">
      <style:text-properties fo:language="en" fo:country="GB" fo:font-style="italic" style:font-style-asian="italic"/>
    </style:style>
    <style:style style:name="P10" style:family="paragraph" style:parent-style-name="Standard">
      <style:text-properties fo:language="en" fo:country="GB" fo:font-weight="bold" style:font-weight-asian="bold"/>
    </style:style>
    <style:style style:name="P11" style:family="paragraph" style:parent-style-name="Standard">
      <style:text-properties fo:language="en" fo:country="GB" officeooo:paragraph-rsid="000ec218"/>
    </style:style>
    <style:style style:name="P12" style:family="paragraph" style:parent-style-name="Standard">
      <style:paragraph-properties fo:text-align="center" style:justify-single-word="false"/>
      <style:text-properties fo:font-size="13pt" fo:language="en" fo:country="GB" style:font-size-asian="13pt" style:font-size-complex="13pt"/>
    </style:style>
    <style:style style:name="P13" style:family="paragraph" style:parent-style-name="Standard">
      <style:text-properties officeooo:paragraph-rsid="000f104d"/>
    </style:style>
    <style:style style:name="P14" style:family="paragraph" style:parent-style-name="Standard">
      <style:text-properties officeooo:paragraph-rsid="000f360b"/>
    </style:style>
    <style:style style:name="P15" style:family="paragraph" style:parent-style-name="Standard" style:list-style-name="WWNum1">
      <style:paragraph-properties fo:margin-left="1.27cm" fo:margin-right="0cm" fo:text-indent="-0.635cm" style:auto-text-indent="false"/>
      <style:text-properties fo:language="en" fo:country="GB"/>
    </style:style>
    <style:style style:name="P16" style:family="paragraph" style:parent-style-name="Standard" style:list-style-name="WWNum2">
      <style:paragraph-properties fo:margin-left="1.27cm" fo:margin-right="0cm" fo:text-indent="-0.635cm" style:auto-text-indent="false"/>
      <style:text-properties fo:language="en" fo:country="GB"/>
    </style:style>
    <style:style style:name="P17" style:family="paragraph" style:parent-style-name="Standard" style:list-style-name="WWNum1">
      <style:paragraph-properties fo:margin-left="2.54cm" fo:margin-right="0cm" fo:text-indent="-0.635cm" style:auto-text-indent="false"/>
      <style:text-properties fo:language="en" fo:country="GB"/>
    </style:style>
    <style:style style:name="P18" style:family="paragraph" style:parent-style-name="Standard">
      <style:paragraph-properties fo:margin-left="0cm" fo:margin-right="0cm" fo:text-indent="1.27cm" style:auto-text-indent="false"/>
      <style:text-properties fo:language="en" fo:country="GB"/>
    </style:style>
    <style:style style:name="P19" style:family="paragraph" style:parent-style-name="Standard">
      <style:paragraph-properties fo:margin-left="0cm" fo:margin-right="0cm" fo:text-indent="0cm" style:auto-text-indent="false"/>
      <style:text-properties fo:language="en" fo:country="GB"/>
    </style:style>
    <style:style style:name="P20" style:family="paragraph" style:parent-style-name="Standard">
      <style:paragraph-properties fo:margin-left="1.27cm" fo:margin-right="0cm" fo:text-indent="0cm" style:auto-text-indent="false"/>
      <style:text-properties fo:language="en" fo:country="GB"/>
    </style:style>
    <style:style style:name="T1" style:family="text">
      <style:text-properties fo:font-weight="bold" style:font-weight-asian="bold"/>
    </style:style>
    <style:style style:name="T2" style:family="text">
      <style:text-properties fo:font-variant="normal" fo:text-transform="none" style:text-line-through-style="none" style:text-line-through-type="none" style:font-name="Arial2" fo:font-size="11pt"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style:font-name="Arial2" fo:font-size="11pt" fo:font-style="normal" style:text-underline-style="none" fo:font-weight="normal" officeooo:rsid="00104b89" style:text-blinking="false" fo:background-color="transparent" loext:char-shading-value="0"/>
    </style:style>
    <style:style style:name="T4" style:family="text">
      <style:text-properties fo:font-variant="normal" fo:text-transform="none" style:text-line-through-style="none" style:text-line-through-type="none" style:font-name="Arial2" fo:font-size="11pt" fo:font-style="normal" style:text-underline-style="none" fo:font-weight="normal" officeooo:rsid="001222f7" style:text-blinking="false" fo:background-color="transparent" loext:char-shading-value="0"/>
    </style:style>
    <style:style style:name="T5" style:family="text">
      <style:text-properties officeooo:rsid="000c944c"/>
    </style:style>
    <style:style style:name="T6" style:family="text">
      <style:text-properties officeooo:rsid="000ec218"/>
    </style:style>
    <style:style style:name="T7" style:family="text">
      <style:text-properties fo:language="en" fo:country="GB"/>
    </style:style>
    <style:style style:name="T8" style:family="text">
      <style:text-properties fo:language="en" fo:country="GB" officeooo:rsid="000ec218"/>
    </style:style>
    <style:style style:name="T9" style:family="text">
      <style:text-properties fo:language="en" fo:country="GB" officeooo:rsid="000f104d"/>
    </style:style>
    <style:style style:name="T10" style:family="text">
      <style:text-properties fo:language="en" fo:country="GB" officeooo:rsid="000f360b"/>
    </style:style>
    <style:style style:name="T11" style:family="text">
      <style:text-properties fo:language="en" fo:country="GB" officeooo:rsid="0012f0c9"/>
    </style:style>
    <style:style style:name="T1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scw4p143ylns"/>Conformity to the Descriptive Norms of People with Opposing Political or Social Beliefs - Replication</text:p>
      <text:p text:style-name="P6"/>
      <text:p text:style-name="P3"><text:bookmark text:name="_79v4ogvbhtx9"/>Tjark Darius, Nora Maleki, Steffen Roeber, Felix Selenka</text:p>
      <text:p text:style-name="P3"><text:bookmark text:name="_rxo6tlx0h1gz"/>University of Osnabrueck</text:p>
      <text:p text:style-name="P7"/>
      <text:p text:style-name="P8"/>
      <text:p text:style-name="P1"><text:bookmark text:name="_ulmtc08b3g3r"/>Abstract</text:p>
      <text:p text:style-name="P7">[COPIED (AND ALTERED) FROM EXPERIMENTAL DESIGN] </text:p>
      <text:p text:style-name="P7">In group dynamics there are often two<office:annotation office:name="__Annotation__21_611553849" loext:resolved="false"><dc:creator>Felix S</dc:creator><dc:date>2021-08-24T14:51:25</dc:date><text:p><text:span text:style-name="T12">According to the paper, self-categorization theory is an explanation for the descriptive norm effect</text:span></text:p></office:annotation> opposing effects<office:annotation-end office:name="__Annotation__21_611553849"/> at play. On one side is the descriptive norm effect urging an individual to conform to group norms, so they will choose the response that the majority of peopl<office:annotation office:name="__Annotation__26_611553849" loext:resolved="false"><dc:creator>Felix S</dc:creator><dc:date>2021-08-22T13:55:26</dc:date><text:p><text:span text:style-name="T12">maybe: "chose before them." ?</text:span></text:p></office:annotation>e choose<office:annotation-end office:name="__Annotation__26_611553849"/>. On the other side is the effect of an individual wanting to conform to the group norms of the group they identify with, for example a vegan may be more likely to choose the same response as other vegans. This is called the <office:annotation office:name="__Annotation__31_611553849" loext:resolved="false"><dc:creator>Felix S</dc:creator><dc:date>2021-08-22T14:09:15</dc:date><text:p><text:span text:style-name="T12">What about actively trying to not conform with the outgroup?</text:span></text:p></office:annotation>self-categorization theory<office:annotation-end office:name="__Annotation__31_611553849"/>. To see which effect is stronger and may outweigh the other, we will present participants with a moral dilemma, followed by the responses of other people to that dilemma. The response's purpose is to then influence the participants choice to the moral dilemma. If the participant identifies themselves with a certain group and that group prefers a certain answer to the moral dilemma, then the participant may be inclined to choose the same answer, conforming to the descriptive norm effect. Another possibility is that the group the participant identifies with is outnumbered by the group the participant does not identify with. <office:annotation office:name="__Annotation__36_611553849" loext:resolved="false"><dc:creator>Felix S</dc:creator><dc:date>2021-08-22T14:09:51</dc:date><text:p><text:span text:style-name="T12">This is the descriptive norm effect, isn't it?</text:span></text:p></office:annotation>The participant is then inclined to choose the same as the outgroup because more people choose the answer,<office:annotation-end office:name="__Annotation__36_611553849"/> conforming to the self-categorisation theory. </text:p>
      <text:p text:style-name="P4"/>
      <text:p text:style-name="P5">Alternative Abstract:</text:p>
      <text:p text:style-name="P4"><text:bookmark text:name="docs-internal-guid-9a6e5e0c-7fff-0bca-35a8-330289fcf70a"/><text:span text:style-name="T2">According to the descriptive norm effect individuals tend to choose an action that the majority of a group of people ha</text:span><text:span text:style-name="T3">s</text:span><text:span text:style-name="T2"> chosen before them. It is still not known whether the descriptive norm effect also applies if the individual does not identify with the group (e.g. due to opposing political opinions). The self-categorization theory predicts that individuals will seek to deliberately not conform with a group of people they do not identify with (called the “outgroup”). Pryor et al. tested this hypothesis in “Conformity to Descriptive Norms of people with opposing political or social beliefs” (2019) by presenting some participants with information about how the majority of people with whom they identify with (their “ingroup”) decided to act when faced with a certain moral dilemma and some participants with information about ingroup and outgroup decisions. We replicated this experiment and added exploratory questions to test whether the understanding of the information or the amount of antipathy for the outgroup are important factors on how much people </text:span><text:span text:style-name="T4">avoid to </text:span><text:span text:style-name="T2">conform with the outgroup.</text:span> </text:p>
      <text:p text:style-name="P4"><text:soft-page-break/></text:p>
      <text:p text:style-name="P9">Keywords:</text:p>
      <text:p text:style-name="P9"/>
      <text:p text:style-name="P7"/>
      <text:p text:style-name="P7"/>
      <text:p text:style-name="P7"/>
      <text:p text:style-name="P7"/>
      <text:p text:style-name="P7"/>
      <text:p text:style-name="P7"/>
      <text:p text:style-name="P1"><text:bookmark text:name="_ikexjwjledta"/>Introduction</text:p>
      <text:p text:style-name="P7">In this paper we will try to replicate the first experiment from the original paper “Conformity to the descriptive norms of people with opposing political or social beliefs” by Pryor et al. <text:span text:style-name="T5">i</text:span>n <text:span text:style-name="T5">which</text:span> two hypotheses about the influence of group affiliation on decision making were analysed. The two effects that were analysed are the descriptive norm effect and the self-categorization theory. </text:p>
      <text:p text:style-name="P7"/>
      <text:p text:style-name="P7">The descriptive norm effect describes the influence of decisions made by a majority of people on a decision made by an individual. An individual may be inclined to choose the same answer to a question if they are told that the majority of people chose that answer. </text:p>
      <text:p text:style-name="P11">The self-categorization theory predicts two things. First, individuals will choose the same answer to a question as people who are in their ingroup. Ingroup in this case refers to the social group identity of a person, meaning they will see themselves as part of a group with a certain view on social or political topics <text:span text:style-name="T6">(e.g. being Republican or Democrat).</text:span> According to the theory, their own personal identity is partly linked to that of a group they share common beliefs with. As a consequence they will not only be more likely to agree with answers their ingroup gave, but also be more likely to actively avoid agreeing with answers their outgroup gave, which is also the second thing self-categorization theory predicts. <text:span text:style-name="T6">In this experiment we want to quantify the extend to which (if at all) such an deliberate avoidance behaviour takes place.The extend to which this avoidance behaviour takes place is the main objective of the study.</text:span></text:p>
      <text:p text:style-name="P7"/>
      <text:p text:style-name="P13"><text:span text:style-name="T7">To do so, we first determine the ingroups and outgroup of the participants. </text:span><text:span text:style-name="T8">This is done</text:span><text:span text:style-name="T7"> by <text:s/></text:span><text:span text:style-name="T8">presenting </text:span><text:span text:style-name="T7">8 controversial topics to choose from, </text:span><text:span text:style-name="T9">and the subject is asked to</text:span><text:span text:style-name="T7"> choose the topic they have the strongest opinion on. </text:span><text:span text:style-name="T9">Afterwards participants are supposed to rate how much they agree/disagree with a statement about the chosen topic.</text:span></text:p>
      <text:p text:style-name="P14"><text:span text:style-name="T7">This is to see on which side of the spectrum they find themselves, to determine their ingroup and outgroup. </text:span><text:span text:style-name="T10">Next, we present them a</text:span><text:span text:style-name="T7"> moral dilemma about a bank robber who donates the stolen money to an orphanage. </text:span><text:span text:style-name="T11">At this point t</text:span><text:span text:style-name="T10">he participant</text:span><text:span text:style-name="T11">s</text:span><text:span text:style-name="T10"> </text:span><text:span text:style-name="T11">are</text:span><text:span text:style-name="T10"> randomly allocated to one of four experimental groups. In group one </text:span><text:span text:style-name="T11">participants are told that the majority of their ingroup decided to call the police, whereas in group two we say that the majority of the ingroup decided to leave the robber alone. Group three and four </text:span></text:p>
      <text:p text:style-name="P14"><text:span text:style-name="T7">To influence the participants' answers to that question we also give them answers from a fake previous study. To study the effect of the two theories, self-categorization and descriptive norm, there are four different ways these influential answers can look like. Every participant is only shown one of these four possibilities. For self-categorization we show them that their ingroup chose either act A or act B. We have to include both possibilities, so </text:span><text:soft-page-break/><text:span text:style-name="T7">that our results are not influenced by which act the ingroup chose but only by the fact that the ingroup chose that act. To analyse the influence of the descriptive norm effect, we showed the other half of the participants not only the answer the ingroup chose, but also that their outgroup, which was greater in numbers than their ingroup, chose the opposite answer of their ingroup. We here had to again give two different versions, one where the ingroup chose act A and the outgroup chose act B and another where the ingroup chose act B and the outgroup chose act A.</text:span></text:p>
      <text:p text:style-name="P7">[Here I would present parts of our results]</text:p>
      <text:p text:style-name="P7"/>
      <text:p text:style-name="P1"><text:bookmark text:name="_lkgfbyoj8plz"/></text:p>
      <text:p text:style-name="P1"><text:bookmark text:name="_iq5432ma2frk"/>Method</text:p>
      <text:p text:style-name="P7"/>
      <text:p text:style-name="P10">Participants</text:p>
      <text:p text:style-name="P7">[Number of participants] participants (Median/Average age, ??% (Fe)Male) were recruited by the experimenters via social circles and the mailing list of the University of Osnabrueck. The experiment took about 5 minutes to complete and could be completed via web browser as well as mobile devices. Participation was voluntary and participants were told that quitting the experiment was possible at any time. Participation could not be rewarded with money or other incentives.</text:p>
      <text:p text:style-name="P10"/>
      <text:p text:style-name="P10">Materials </text:p>
      <text:p text:style-name="P7">The materials used in this replication study include only text and no pictures, sounds, etc.</text:p>
      <text:p text:style-name="P19">1. The social topics and corresponding statements. Some of these topics and statements are not the same as in the original study. Original topics and justification for changes can be found in procedure.</text:p>
      <text:p text:style-name="P18">[LIST OF OUR TOPICS + STATEMENTS WITHOUT JUSTIFICATION]</text:p>
      <text:p text:style-name="P19">2. Moral Dilemma:</text:p>
      <text:p text:style-name="P20">“Imagine you have witnessed a man rob a bank. However, you then saw him do something unexpected with the money. He donated it all to a run-down orphanage that would benefit greatly from the money. You must decide whether to call the police and report the robber or do nothing and leave the robber alone.”</text:p>
      <text:p text:style-name="P19">3. Understanding check questions:</text:p>
      <text:p text:style-name="P19"><text:tab/>Participants chose which action they preferred (correct)</text:p>
      <text:p text:style-name="P20">Due to a computer error, participants were not allocated equally to imagine performing the different actions (incorrect)</text:p>
      <text:p text:style-name="P18">No data was saved during the experiment. (incorrect)</text:p>
      <text:p text:style-name="P18">The participants completed the experiment with their eyes closed. (incorrect)</text:p>
      <text:p text:style-name="P19">4. Identity check formulations for both in- and outgroup. These were not given in the materials of the original study and are always preceded by: “I identify with “.</text:p>
      <text:p text:style-name="P19"><text:tab/>“Pro gun enthusiasts” and “Anti-gun advocates”.</text:p>
      <text:p text:style-name="P19"><text:tab/>“Pro-feminist advocates” and “Feminism critics”.</text:p>
      <text:p text:style-name="P19"><text:tab/>“AfD supporters” and “Anti-AfD advocates”.</text:p>
      <text:p text:style-name="P19"><text:tab/>“Pro Immigration proponents” and “Anti-Immigration advocates”.</text:p>
      <text:p text:style-name="P19"><text:tab/>“Transgender rights activists” and “Transgender critics”.</text:p>
      <text:p text:style-name="P19"><text:soft-page-break/><text:tab/>“Pro legalization advocates” and “Anti legalization advocates”.</text:p>
      <text:p text:style-name="P19"><text:tab/>“Pro fur wearing advocates” and “Animal rights advocates”.</text:p>
      <text:p text:style-name="P20">“Advocates of taxing religious institutions” and “Adversaries of taxing religious institutions”.</text:p>
      <text:p text:style-name="P19">5. Second <text:span text:style-name="T1">exploratory </text:span>understanding check:</text:p>
      <text:p text:style-name="P20">The majority of people who agreed with you on [topic] chose to leave the robber alone.</text:p>
      <text:p text:style-name="P18">The majority of people who agreed with you on [topic] chose to call the police.</text:p>
      <text:p text:style-name="P19">6. Additional <text:span text:style-name="T1">exploratory </text:span>question:</text:p>
      <text:p text:style-name="P20">I would prefer the company of someone who agrees with me on [topic] over the company of someone who disagrees with me on [topic].</text:p>
      <text:p text:style-name="P19"><text:tab/></text:p>
      <text:p text:style-name="P19"/>
      <text:p text:style-name="P20"/>
      <text:p text:style-name="P10"/>
      <text:p text:style-name="P10">Procedure</text:p>
      <text:p text:style-name="P7"><text:tab/>[After the participants are welcomed, they are given some general information. This includes that this study is a follow up to another study, some general information about this study i.e. that there will be political questions, a moral dilemma, that participation is completely voluntary and that their data will be stored anonymously. After they consent to these conditions and begin the experiment, they are able to choose from nine topics about social issues. In the following they are presented with a statement concerning their topic, which they can agree or disagree with, using an 11-point Likert scale.] This is to assign the participants to their ingroup, depending on the rating of the chosen social issue. Some of the topics had to be altered, since they are only relevant to American politics. When changing a topic our goal was to find a similar and equally controversial topic relevant to Germany. We kept in mind that the questions are supposed to make participants strongly agree with one side. [When a topic is altered we give an explanation on why it was altered and what the original topic was below.]</text:p>
      <text:p text:style-name="P7">The topics in our experiment are:</text:p>
      <text:p text:style-name="P7"/>
      <text:p text:style-name="P7">[Not fully formatted bc I will just copy the markdown text from experimental design]</text:p>
      <text:list xml:id="list4277958196" text:style-name="WWNum1">
        <text:list-item>
          <text:p text:style-name="P15">Gun control: “Adults should have the right to carry a concealed handgun”</text:p>
        </text:list-item>
        <text:list-item>
          <text:p text:style-name="P15">Feminism: “Feminism is important and beneficial to modern society”</text:p>
        </text:list-item>
        <text:list-item>
          <text:p text:style-name="P15">AfD: "AfD winning the next federal election will be good for Germany"</text:p>
          <text:list>
            <text:list-item>
              <text:p text:style-name="P17">Changed from: Donald Trump: “Donald Trump being president is good for the United States at this time”</text:p>
            </text:list-item>
            <text:list-item>
              <text:p text:style-name="P17">Reason: Donald Trump is a very controversial American politician, but not everybody in Germany is interested in American politics and has a strong opinion on him, so we changed the question to what we think is the equally controversial German equivalent, the AfD.</text:p>
            </text:list-item>
          </text:list>
        </text:list-item>
      </text:list>
      <text:list xml:id="list182605045" text:style-name="WWNum2">
        <text:list-item>
          <text:p text:style-name="P16"><text:s/>Refugees: “Should Refugees be allowed to come to Germany?”</text:p>
        </text:list-item>
      </text:list>
      <text:p text:style-name="P7">Changed from: Immigration and Dreamers: "Dreamers (undocumented immigrants who came to the US as children) should be allowed to stay in the United States"</text:p>
      <text:p text:style-name="P7">Reason: The term "Dreamers" does not exist in Germany, but for the past years there where a lot of controversial discussions around the topic of refugees, which is similar the topic of immigration and Dreamers.</text:p>
      <text:p text:style-name="P7">Transgender rights: “Transgender people should be allowed to use the bathrooms of the <text:soft-page-break/>gender they identify as"</text:p>
      <text:p text:style-name="P7">Drug legalization: "Possession of drugs should be legalized"</text:p>
      <text:p text:style-name="P7">Buying and wearing fur: "Buying and wearing fur is wrong"</text:p>
      <text:p text:style-name="P7">Taxing religious organization: "Religious organizations should be taxed"</text:p>
      <text:p text:style-name="P7">(maybe change to: "Should the Church still be financially supported by the government"?)</text:p>
      <text:p text:style-name="P7">Colin Kaepernick kneeling during the national anthem: "Colin Kaepernick was wrong to kneel during the national anthem”</text:p>
      <text:p text:style-name="P7">Left out entirely</text:p>
      <text:p text:style-name="P7">Reason: None of our group members had heard the name Colin Kaepernick before this, so we decided to not include it in our experiment, since we don't think most of the German population is familiar with this incident.</text:p>
      <text:p text:style-name="P7"/>
      <text:p text:style-name="P7"/>
      <text:p text:style-name="P7">Next they will be presented with instructions. After they are told that a moral dilemma will be proposed to them, they will also be told that this study is following a previous study where data on that moral dilemma was collected. This is to justify the descriptive norms the participants will be presented with later.</text:p>
      <text:p text:style-name="P7">After the instructions participants are presented with the moral dilemma:</text:p>
      <text:p text:style-name="P7">“Imagine you have witnessed a man rob a bank. However, you then saw him do something unexpected with the money. He donated it all to a run-down orphanage that would benefit greatly from the money. You must decide whether to call the police and report the robber or do nothing and leave the robber alone.”</text:p>
      <text:p text:style-name="P7">Besides being presented with the moral dilemma the participants are also presented with a descriptive norm. What exactly is shown is dependent on which of four groups the participants are randomly assigned to.</text:p>
      <text:p text:style-name="P7"/>
      <text:p text:style-name="P7">[Moral Dilemma]</text:p>
      <text:p text:style-name="P7">60% ingroup choose act A<text:tab/>[Moral Dilemma]</text:p>
      <text:p text:style-name="P7">60% ingroup choose act B</text:p>
      <text:p text:style-name="P7">[Moral Dilemma]</text:p>
      <text:p text:style-name="P7">60% ingroup choose act A</text:p>
      <text:p text:style-name="P7">85% outgroup choose act B<text:tab/>[Moral Dilemma]</text:p>
      <text:p text:style-name="P7">60% ingroup choose act B</text:p>
      <text:p text:style-name="P7">85% outgroup choose act A</text:p>
      <text:p text:style-name="P7">Participants will then rate with which certainty they would report or not report the robber using a 6-point Likert scale. Afterwards the participants are asked to rate how they feel about their answer, but this is only done to stay consistent with the fictitious earlier study and the resulting data will not be analysed.</text:p>
      <text:p text:style-name="P7">Participants will also have to pass an understanding check including four questions about the previous study, to make sure they paid attention:</text:p>
      <text:p text:style-name="P7"/>
      <text:p text:style-name="P7">Participants chose which action they preferred (correct)</text:p>
      <text:p text:style-name="P7">Due to a computer error, participants were not allocated equally to imagine performing the different actions (incorrect)</text:p>
      <text:p text:style-name="P7">No data was saved during the experiment. (incorrect)</text:p>
      <text:p text:style-name="P7">The participants completed the experiment with their eyes closed. (incorrect)</text:p>
      <text:p text:style-name="P7">The last question the participants are presented with is a single-item social identification measure, making sure to which degree they identify with their ingroup and outgroup on a <text:soft-page-break/>scale ranging from one to seven. It consists of two questions:</text:p>
      <text:p text:style-name="P7"/>
      <text:p text:style-name="P7">“I Identify with [ingroup]”</text:p>
      <text:p text:style-name="P7">“I identify with [outgroup]”</text:p>
      <text:p text:style-name="P7">In the end participants will be thanked for their participation</text:p>
      <text:p text:style-name="P7">Following the identity check we will be doing another understanding check that is exploratory and will be more directed towards the perception of the responses from the experimental trail. We will ask the participant “Which of the following statements is true?” and present two options:</text:p>
      <text:p text:style-name="P7"/>
      <text:p text:style-name="P7">The majority of people who agreed with you on [topic] chose to leave the robber alone.</text:p>
      <text:p text:style-name="P7">The majority of people who agreed with you on [topic] chose to call the police.</text:p>
      <text:p text:style-name="P7">The correct answer depends on the condition the participant was in.</text:p>
      <text:p text:style-name="P7">Next the participant will be presented another exploratory question where they have to rate on a likert scale from 1 to 7 how much they agree with the following statement:</text:p>
      <text:p text:style-name="P7"/>
      <text:p text:style-name="P7">I would prefer the company of someone who agrees with me on [topic] over the company of someone who disagrees with me on [topic].</text:p>
      <text:p text:style-name="P7">[Then the participant will have reached the last page on which they will provide demographic information about them including only age and gender, since other demographic details are not necessary and won’t be analysed anyway.] In the end participants will be thanked for their participation.</text:p>
      <text:p text:style-name="P10"/>
      <text:p text:style-name="P10"/>
      <text:p text:style-name="P10">(data preparation)</text:p>
      <text:p text:style-name="P10"/>
      <text:p text:style-name="P1"><text:bookmark text:name="_odwms7cuyt8"/>Results</text:p>
      <text:p text:style-name="P7"/>
      <text:p text:style-name="P1"><text:bookmark text:name="_4m68t9xht5x7"/>Conclusion</text:p>
      <text:p text:style-name="P7"/>
      <text:p text:style-name="P7"/>
      <text:p text:style-name="P12"/>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143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dc:date>2021-08-25T23:31:20.669000000</dc:date>
    <meta:editing-duration>PT1H31M47S</meta:editing-duration>
    <meta:editing-cycles>4</meta:editing-cycles>
    <meta:document-statistic meta:table-count="0" meta:image-count="0" meta:object-count="0" meta:page-count="6" meta:paragraph-count="98" meta:word-count="2440" meta:character-count="15059" meta:non-whitespace-character-count="12703"/>
  </office:meta>
</office:document-meta>
</file>